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master-page-name="PM2">
      <style:paragraph-properties fo:margin-left="0cm" fo:margin-right="0cm" fo:margin-top="0cm" fo:margin-bottom="0cm" style:contextual-spacing="false" fo:line-height="100%" fo:text-align="start" style:justify-single-word="false" fo:text-indent="0cm" style:auto-text-indent="false" style:page-number="auto"/>
      <style:text-properties fo:color="#000000" loext:opacity="100%" style:font-name="Courier" fo:font-size="12pt" style:font-name-asian="Courier" style:font-size-asian="12pt" style:font-name-complex="Courier" style:font-size-complex="12pt"/>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ourier" fo:font-size="12pt" style:font-name-asian="Courier" style:font-size-asian="12pt" style:font-name-complex="Courier" style:font-size-complex="12pt"/>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4"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Courier" fo:font-size="12pt" style:font-name-asian="Courier" style:font-size-asian="12pt" style:font-name-complex="Courier"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text-indent="1.27cm" style:auto-text-indent="false"/>
      <style:text-properties fo:color="#000000" loext:opacity="100%" style:font-name="Courier" fo:font-size="12pt" style:font-name-asian="Courier" style:font-size-asian="12pt" style:font-name-complex="Courier" style:font-size-complex="12pt"/>
    </style:style>
    <style:style style:name="P6"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7" style:family="paragraph" style:parent-style-name="Standard">
      <style:paragraph-properties fo:margin-left="0cm" fo:margin-right="0cm" fo:margin-top="0cm" fo:margin-bottom="0cm" style:contextual-spacing="false" fo:line-height="100%" fo:text-align="start" style:justify-single-word="false" fo:text-indent="1.27cm" style:auto-text-indent="false"/>
    </style:style>
    <style:style style:name="T1" style:family="text">
      <style:text-properties fo:color="#000000" loext:opacity="100%" style:font-name="Courier" fo:font-size="12pt" style:font-name-asian="Courier" style:font-size-asian="12pt" style:font-name-complex="Courier" style:font-size-complex="12pt"/>
    </style:style>
    <style:style style:name="T2" style:family="text">
      <style:text-properties fo:color="#000000" loext:opacity="100%" style:text-position="super 58%" style:font-name="Courier" fo:font-size="12pt" style:font-name-asian="Courier" style:font-size-asian="12pt" style:font-name-complex="Courier" style:font-size-complex="12pt"/>
    </style:style>
    <style:style style:name="T3" style:family="text">
      <style:text-properties fo:color="#000000" loext:opacity="100%" style:font-name="Courier" fo:font-size="12pt" style:text-underline-style="solid" style:text-underline-type="double" style:text-underline-width="auto" style:text-underline-color="font-color" style:font-name-asian="Courier" style:font-size-asian="12pt" style:font-name-complex="Courier" style:font-size-complex="12pt"/>
    </style:style>
    <style:style style:name="T4" style:family="text">
      <style:text-properties fo:color="#000000" loext:opacity="100%" style:font-name="Courier" fo:font-size="12pt" fo:font-weight="bold" style:font-name-asian="Courier" style:font-size-asian="12pt" style:font-weight-asian="bold" style:font-name-complex="Courier" style:font-size-complex="12pt" style:font-weight-complex="bold"/>
    </style:style>
    <style:style style:name="T5" style:family="text">
      <style:text-properties fo:color="#000000" loext:opacity="100%" style:text-position="sub 58%" style:font-name="Courier" fo:font-size="12pt" fo:font-weight="bold" style:font-name-asian="Courier" style:font-size-asian="12pt" style:font-weight-asian="bold" style:font-name-complex="Courier" style:font-size-complex="12pt" style:font-weight-complex="bold"/>
    </style:style>
    <style:style style:name="T6" style:family="text">
      <style:text-properties fo:color="#000000" loext:opacity="100%" style:font-name="Courier" fo:font-size="12pt" style:text-underline-style="solid" style:text-underline-width="auto" style:text-underline-color="font-color" style:font-name-asian="Courier" style:font-size-asian="12pt" style:font-name-complex="Courier" style:font-size-complex="12pt"/>
    </style:style>
    <style:style style:name="T7" style:family="text">
      <style:text-properties fo:color="#000000" loext:opacity="100%" style:text-position="sub 58%" style:font-name="Courier" fo:font-size="12pt" style:font-name-asian="Courier" style:font-size-asian="12pt" style:font-name-complex="Courier"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2">/*<text:tab/><text:tab/><text:tab/><text:tab/><text:tab/><text:tab/><text:tab/><text:tab/><text:tab/><text:tab/><text:tab/><text:tab/><text:tab/><text:tab/><text:tab/><text:tab/><text:tab/><text:tab/>*/</text:p>
      <text:p text:style-name="P2">/*<text:tab/>Autor : Antonio Mesa <text:s/><text:tab/><text:tab/><text:tab/><text:tab/><text:tab/><text:tab/><text:tab/><text:tab/><text:tab/><text:tab/><text:tab/><text:tab/>*/</text:p>
      <text:p text:style-name="P2">/*<text:tab/><text:tab/><text:tab/><text:tab/><text:tab/><text:tab/><text:tab/><text:tab/><text:tab/><text:tab/><text:tab/><text:tab/><text:tab/><text:tab/><text:tab/><text:tab/><text:tab/><text:tab/>*/</text:p>
      <text:p text:style-name="P2">/*<text:tab/>Prefijo mnemotécnico del módulo : OP <text:s text:c="3"/><text:tab/><text:tab/><text:tab/><text:tab/><text:tab/><text:tab/><text:tab/>*/</text:p>
      <text:p text:style-name="P2">/*<text:tab/>Modelo de compilación :<text:tab/>WINDOWS<text:tab/><text:tab/><text:tab/><text:tab/><text:tab/><text:tab/><text:tab/><text:tab/><text:tab/><text:tab/>*/</text:p>
      <text:p text:style-name="P2">/* <text:tab/>Ultima versión : v 1.0<text:tab/><text:tab/><text:tab/><text:tab/><text:tab/><text:tab/><text:tab/><text:tab/><text:tab/><text:tab/>*/</text:p>
      <text:p text:style-name="P2">/*<text:tab/>Descripción : Realiza las operaciones entre matrices,<text:tab/>*/ /*<text:tab/><text:tab/>vectores y escalares.<text:tab/><text:tab/><text:tab/><text:tab/><text:tab/><text:tab/><text:tab/><text:tab/><text:tab/><text:tab/><text:tab/><text:tab/>*/</text:p>
      <text:p text:style-name="P2">/*<text:tab/><text:tab/><text:tab/><text:tab/><text:tab/><text:tab/><text:tab/><text:tab/><text:tab/><text:tab/><text:tab/><text:tab/><text:tab/><text:tab/><text:tab/><text:tab/><text:tab/><text:tab/>*/</text:p>
      <text:p text:style-name="P2">/************************************************************/</text:p>
      <text:p text:style-name="P3"><text:span text:style-name="T1"/></text:p>
      <text:p text:style-name="P2">#ifndef OPMATRIZ</text:p>
      <text:p text:style-name="P2">#define OPMATRIZ</text:p>
      <text:p text:style-name="P3"><text:span text:style-name="T1"/></text:p>
      <text:p text:style-name="P2">escalar OPeps(escalar);</text:p>
      <text:p text:style-name="P2">/* Pre : Se debe tratar de un tipo de variables 'escalar' que haga trabajar la computadora en operaciones de coma flotante.</text:p>
      <text:p text:style-name="P2">Parámetros:</text:p>
      <text:p text:style-name="P2">%1: Es la base en la cual opera la computadora.</text:p>
      <text:p text:style-name="P2">*/</text:p>
      <text:p text:style-name="P2">/* Post : Devuelve el número más pequeño que cumple la desigualdad:</text:p>
      <text:p text:style-name="P4">1 + eps &gt; 1</text:p>
      <text:p text:style-name="P5">Los numeros de coma flotante se representan en una computadora de la siguiente forma:</text:p>
      <text:p text:style-name="P6"><text:span text:style-name="T1">x = a2</text:span><text:span text:style-name="T2">b</text:span></text:p>
      <text:p text:style-name="P2">donde:</text:p>
      <text:p text:style-name="P5">'a' es la mantisa (.5 &lt;= |a| &lt; 1).</text:p>
      <text:p text:style-name="P5">'b' es el exponente.</text:p>
      <text:p text:style-name="P5">'2' es la base.</text:p>
      <text:p text:style-name="P2">*/</text:p>
      <text:p text:style-name="P3"><text:span text:style-name="T1"/></text:p>
      <text:p text:style-name="P2">void OPsumamat(matriz, matriz, matriz, unsigned int);</text:p>
      <text:p text:style-name="P3"><text:span text:style-name="T1">/* Pre : La matriz </text:span><text:span text:style-name="T3">C</text:span><text:span text:style-name="T1"> y alguna de las matrices operandos (</text:span><text:span text:style-name="T3">A</text:span><text:span text:style-name="T1"> o </text:span><text:span text:style-name="T3">B</text:span><text:span text:style-name="T1">) pueden ser la misma. Todas las matrices deben tener la misma dimensión.</text:span></text:p>
      <text:p text:style-name="P2">Parámetros:</text:p>
      <text:p text:style-name="P3"><text:span text:style-name="T1">%1: Matriz </text:span><text:span text:style-name="T3">C</text:span><text:span text:style-name="T1"> resultado.</text:span></text:p>
      <text:p text:style-name="P3"><text:soft-page-break/><text:span text:style-name="T1">%2: Matriz </text:span><text:span text:style-name="T3">A</text:span><text:span text:style-name="T1"> operando.</text:span></text:p>
      <text:p text:style-name="P3"><text:span text:style-name="T1">%3: Matriz </text:span><text:span text:style-name="T3">B</text:span><text:span text:style-name="T1"> operando.</text:span></text:p>
      <text:p text:style-name="P2">%4: Dimensión del problema.</text:p>
      <text:p text:style-name="P2">*/</text:p>
      <text:p text:style-name="P2">/* Post : Se realiza la operación matricial de la adición de matrices cuadradas:</text:p>
      <text:p text:style-name="P6"><text:span text:style-name="T3">C</text:span><text:span text:style-name="T1"> = </text:span><text:span text:style-name="T3">A</text:span><text:span text:style-name="T1"> + </text:span><text:span text:style-name="T3">B</text:span></text:p>
      <text:p text:style-name="P2">tratándose de matrices reales.</text:p>
      <text:p text:style-name="P2">*/</text:p>
      <text:p text:style-name="P3"><text:span text:style-name="T1"/></text:p>
      <text:p text:style-name="P2">void OPsumasubmat(matriz, matriz, matriz, indice, indice);</text:p>
      <text:p text:style-name="P3"><text:span text:style-name="T1">/* Pre : La matriz </text:span><text:span text:style-name="T3">C</text:span><text:span text:style-name="T1"> y alguna de las matrices operandos (</text:span><text:span text:style-name="T3">A</text:span><text:span text:style-name="T1"> o </text:span><text:span text:style-name="T3">B</text:span><text:span text:style-name="T1">) pueden ser la misma. No es necesario que las matrices tengan la misma dimensión, aunque deben estar dentro de los límites </text:span><text:span text:style-name="T4">inf</text:span><text:span text:style-name="T1"> y </text:span><text:span text:style-name="T4">sup</text:span><text:span text:style-name="T1">.</text:span></text:p>
      <text:p text:style-name="P5">Los índices deben cumplir la condición siguiente:</text:p>
      <text:p text:style-name="P6"><text:span text:style-name="T1">0 &lt;= </text:span><text:span text:style-name="T4">inf</text:span><text:span text:style-name="T1"> &lt; </text:span><text:span text:style-name="T4">sup</text:span><text:span text:style-name="T1"> &lt;= dimensión</text:span></text:p>
      <text:p text:style-name="P7"><text:span text:style-name="T1">Pues solo se operaran los elementos </text:span><text:span text:style-name="T4">a</text:span><text:span text:style-name="T5">ij</text:span><text:span text:style-name="T1">, </text:span><text:span text:style-name="T4">b</text:span><text:span text:style-name="T5">ij</text:span><text:span text:style-name="T1"> que cumplan:</text:span></text:p>
      <text:p text:style-name="P6"><text:span text:style-name="T1">i &gt;= </text:span><text:span text:style-name="T4">inf</text:span><text:span text:style-name="T1">, j &lt; </text:span><text:span text:style-name="T4">sup</text:span></text:p>
      <text:p text:style-name="P2">Parámetros:</text:p>
      <text:p text:style-name="P3"><text:span text:style-name="T1">%1: Matriz </text:span><text:span text:style-name="T3">C</text:span><text:span text:style-name="T1"> resultado.</text:span></text:p>
      <text:p text:style-name="P3"><text:span text:style-name="T1">%2: Matriz </text:span><text:span text:style-name="T3">A</text:span><text:span text:style-name="T1"> operando.</text:span></text:p>
      <text:p text:style-name="P3"><text:span text:style-name="T1">%3: Matriz </text:span><text:span text:style-name="T3">B</text:span><text:span text:style-name="T1"> operando.</text:span></text:p>
      <text:p text:style-name="P3"><text:span text:style-name="T1">%4: Límite posicional </text:span><text:span text:style-name="T4">inf</text:span><text:span text:style-name="T1">.</text:span></text:p>
      <text:p text:style-name="P3"><text:span text:style-name="T1">%5: Límite posicional </text:span><text:span text:style-name="T4">sup</text:span><text:span text:style-name="T1">.</text:span></text:p>
      <text:p text:style-name="P2">*/</text:p>
      <text:p text:style-name="P2">/* Post : Se realiza la operación matricial de la adición de matrices cuadradas, pero solo se operan los elementos ya indicados:</text:p>
      <text:p text:style-name="P6"><text:span text:style-name="T3">C</text:span><text:span text:style-name="T1"> = </text:span><text:span text:style-name="T3">A</text:span><text:span text:style-name="T1"> + </text:span><text:span text:style-name="T3">B</text:span></text:p>
      <text:p text:style-name="P2">tratándose de matrices reales.</text:p>
      <text:p text:style-name="P2">*/</text:p>
      <text:p text:style-name="P3"><text:span text:style-name="T1"/></text:p>
      <text:p text:style-name="P2">void OPrestamat(matriz, matriz, matriz, unsigned int);</text:p>
      <text:p text:style-name="P3"><text:span text:style-name="T1">/* Pre : La matriz </text:span><text:span text:style-name="T3">C</text:span><text:span text:style-name="T1"> y alguna de las matrices operandos (</text:span><text:span text:style-name="T3">A</text:span><text:span text:style-name="T1"> o </text:span><text:span text:style-name="T3">B</text:span><text:span text:style-name="T1">) pueden ser la misma. Debe cumplirse que todas las matrices deben tener la misma dimensión.</text:span></text:p>
      <text:p text:style-name="P2">Parámetros:</text:p>
      <text:p text:style-name="P3"><text:span text:style-name="T1">%1: Matriz </text:span><text:span text:style-name="T3">C</text:span><text:span text:style-name="T1"> resultado.</text:span></text:p>
      <text:p text:style-name="P3"><text:span text:style-name="T1">%2: Matriz </text:span><text:span text:style-name="T3">A</text:span><text:span text:style-name="T1"> operando.</text:span></text:p>
      <text:p text:style-name="P3"><text:span text:style-name="T1">%3: Matriz </text:span><text:span text:style-name="T3">B</text:span><text:span text:style-name="T1"> operando.</text:span></text:p>
      <text:p text:style-name="P2">%4: Dimensión del problema.</text:p>
      <text:p text:style-name="P2">*/</text:p>
      <text:p text:style-name="P2">/* Post : Se realiza la operación matricial de la substracción de matrices cuadradas:</text:p>
      <text:p text:style-name="P6"><text:span text:style-name="T3">C</text:span><text:span text:style-name="T1"> = </text:span><text:span text:style-name="T3">A</text:span><text:span text:style-name="T1"> - </text:span><text:span text:style-name="T3">B</text:span></text:p>
      <text:p text:style-name="P2">tratándose de matrices reales.</text:p>
      <text:p text:style-name="P2"><text:soft-page-break/>*/</text:p>
      <text:p text:style-name="P3"><text:span text:style-name="T1"/></text:p>
      <text:p text:style-name="P2">void OPrestasubmat(matriz, matriz, matriz, indice, indice);</text:p>
      <text:p text:style-name="P3"><text:span text:style-name="T1">/* Pre : La matriz </text:span><text:span text:style-name="T3">C</text:span><text:span text:style-name="T1"> y alguna de las matrices operandos (</text:span><text:span text:style-name="T3">A</text:span><text:span text:style-name="T1"> o </text:span><text:span text:style-name="T3">B</text:span><text:span text:style-name="T1">) pueden ser la misma. No es necesario que tengan la misma dimensión todas las matrices, aunque deben estar dentro de los límites posicionales </text:span><text:span text:style-name="T4">inf</text:span><text:span text:style-name="T1"> y </text:span><text:span text:style-name="T4">sup</text:span><text:span text:style-name="T1">.</text:span></text:p>
      <text:p text:style-name="P5">Los índices deben cumplir la condición siguiente:</text:p>
      <text:p text:style-name="P6"><text:span text:style-name="T1">0 &lt;= </text:span><text:span text:style-name="T4">inf</text:span><text:span text:style-name="T1"> &lt; </text:span><text:span text:style-name="T4">sup</text:span><text:span text:style-name="T1"> &lt;= dimensión</text:span></text:p>
      <text:p text:style-name="P7"><text:span text:style-name="T1">Pues solo se operaran los elementos </text:span><text:span text:style-name="T4">a</text:span><text:span text:style-name="T5">ij</text:span><text:span text:style-name="T1">, </text:span><text:span text:style-name="T4">b</text:span><text:span text:style-name="T5">ij</text:span><text:span text:style-name="T1"> que cumplan:</text:span></text:p>
      <text:p text:style-name="P6"><text:span text:style-name="T1">i &gt;= </text:span><text:span text:style-name="T4">inf</text:span><text:span text:style-name="T1">, j &lt; </text:span><text:span text:style-name="T4">sup</text:span></text:p>
      <text:p text:style-name="P2">Parámetros:</text:p>
      <text:p text:style-name="P3"><text:span text:style-name="T1">%1: Matriz </text:span><text:span text:style-name="T3">C</text:span><text:span text:style-name="T1"> resultado.</text:span></text:p>
      <text:p text:style-name="P3"><text:span text:style-name="T1">%2: Matriz </text:span><text:span text:style-name="T3">A</text:span><text:span text:style-name="T1"> operando.</text:span></text:p>
      <text:p text:style-name="P3"><text:span text:style-name="T1">%3: Matriz </text:span><text:span text:style-name="T3">B</text:span><text:span text:style-name="T1"> operando.</text:span></text:p>
      <text:p text:style-name="P3"><text:span text:style-name="T1">%4: Límite posicional </text:span><text:span text:style-name="T4">inf</text:span><text:span text:style-name="T1">.</text:span></text:p>
      <text:p text:style-name="P3"><text:span text:style-name="T1">%5: Límite posicional </text:span><text:span text:style-name="T4">sup</text:span><text:span text:style-name="T1">.</text:span></text:p>
      <text:p text:style-name="P2">*/</text:p>
      <text:p text:style-name="P2">/* Post : Se realiza la operación matricial de la substracción de matrices cuadradas, pero solo se operan los elementos ya indicados:</text:p>
      <text:p text:style-name="P6"><text:span text:style-name="T3">C</text:span><text:span text:style-name="T1"> = </text:span><text:span text:style-name="T3">A</text:span><text:span text:style-name="T1"> - </text:span><text:span text:style-name="T3">B</text:span></text:p>
      <text:p text:style-name="P2">tratándose de matrices reales.</text:p>
      <text:p text:style-name="P2">*/</text:p>
      <text:p text:style-name="P3"><text:span text:style-name="T1"/></text:p>
      <text:p text:style-name="P2">void OPprodmat(matriz, matriz, matriz, unsigned int, unsigned int);</text:p>
      <text:p text:style-name="P3"><text:span text:style-name="T1">/* Pre : La matriz resultado </text:span><text:span text:style-name="T3">C</text:span><text:span text:style-name="T1"> no puede ser la misma que ninguna de las dos matrices operando. Y las matrices deben tener la misma dimensión todas.</text:span></text:p>
      <text:p text:style-name="P5">El parámetro de selección de operación deberá ser alguno de estos tres: PROD, PRETRANS, POSTTRANS.</text:p>
      <text:p text:style-name="P2">Parámetros:</text:p>
      <text:p text:style-name="P3"><text:span text:style-name="T1">%1: Matriz </text:span><text:span text:style-name="T3">C</text:span><text:span text:style-name="T1"> resultado.</text:span></text:p>
      <text:p text:style-name="P3"><text:span text:style-name="T1">%2: Matriz </text:span><text:span text:style-name="T3">A</text:span><text:span text:style-name="T1"> operando.</text:span></text:p>
      <text:p text:style-name="P3"><text:span text:style-name="T1">%3: Matriz </text:span><text:span text:style-name="T3">B</text:span><text:span text:style-name="T1"> operando.</text:span></text:p>
      <text:p text:style-name="P2">%4: Parámetro de selección de operación.</text:p>
      <text:p text:style-name="P2">%5: Dimensión del problema.</text:p>
      <text:p text:style-name="P2">*/</text:p>
      <text:p text:style-name="P2">/* Post : Realiza la operación matricial de la multiplicación de matrices cuadradas, pero teniendo en cuenta un parámetro de selección, en función del cual realizará el producto, tal como se indica:</text:p>
      <text:p text:style-name="P6"><text:span text:style-name="T1">PROD: </text:span><text:span text:style-name="T3">C</text:span><text:span text:style-name="T1"> = </text:span><text:span text:style-name="T3">A</text:span><text:span text:style-name="T1"> * </text:span><text:span text:style-name="T3">B</text:span></text:p>
      <text:p text:style-name="P6"><text:span text:style-name="T1">PRETRANS: </text:span><text:span text:style-name="T3">C</text:span><text:span text:style-name="T1"> = </text:span><text:span text:style-name="T3">A</text:span><text:span text:style-name="T2">t</text:span><text:span text:style-name="T1"> * </text:span><text:span text:style-name="T3">B</text:span></text:p>
      <text:p text:style-name="P6"><text:span text:style-name="T1">POSTTRANS: </text:span><text:span text:style-name="T3">C</text:span><text:span text:style-name="T1"> = </text:span><text:span text:style-name="T3">A</text:span><text:span text:style-name="T1"> * </text:span><text:span text:style-name="T3">B</text:span><text:span text:style-name="T2">t</text:span></text:p>
      <text:p text:style-name="P2">siendo todas las matrices reales.</text:p>
      <text:p text:style-name="P2"><text:soft-page-break/>*/</text:p>
      <text:p text:style-name="P3"><text:span text:style-name="T1"/></text:p>
      <text:p text:style-name="P2">void OPprodmatmxn(matriz, matriz, unsigned int, unsigned int, matriz, unsigned int, unsigned int, int);</text:p>
      <text:p text:style-name="P3"><text:span text:style-name="T1">/* Pre : La matriz resultado </text:span><text:span text:style-name="T3">C</text:span><text:span text:style-name="T1"> no puede ser ninguna de las matrices operandos del problema. </text:span></text:p>
      <text:p text:style-name="P5">El parámetro de selección debe tener uno de estos tres valores: PROD, PRETRANS, POSTTRANS.</text:p>
      <text:p text:style-name="P5">La dimensión de las matrices debe corresponderse, tanto en las matrices operandos, como en la matriz resultado. Hemos de tener en cuenta que si se selecciona PRETRANS o POSTTRANS deben seguir correspondiéndose las dimensiones, aunque los parámetros sigan teniendo el mismo significado.</text:p>
      <text:p text:style-name="P2">Parámetros:</text:p>
      <text:p text:style-name="P3"><text:span text:style-name="T1">%1: Matriz </text:span><text:span text:style-name="T3">C</text:span><text:span text:style-name="T1"> resultado.</text:span></text:p>
      <text:p text:style-name="P3"><text:span text:style-name="T1">%2: Matriz </text:span><text:span text:style-name="T3">A</text:span><text:span text:style-name="T1"> operando.</text:span></text:p>
      <text:p text:style-name="P3"><text:span text:style-name="T1">%3: Número de filas de </text:span><text:span text:style-name="T3">A</text:span><text:span text:style-name="T1">.</text:span></text:p>
      <text:p text:style-name="P3"><text:span text:style-name="T1">%4: Número de columnas de </text:span><text:span text:style-name="T3">A</text:span><text:span text:style-name="T1">.</text:span></text:p>
      <text:p text:style-name="P3"><text:span text:style-name="T1">%5: Matriz </text:span><text:span text:style-name="T3">B</text:span><text:span text:style-name="T1"> operando.</text:span></text:p>
      <text:p text:style-name="P3"><text:span text:style-name="T1">%6: Número de filas de </text:span><text:span text:style-name="T3">B</text:span><text:span text:style-name="T1">.</text:span></text:p>
      <text:p text:style-name="P3"><text:span text:style-name="T1">%7: Número de columnas de </text:span><text:span text:style-name="T3">B</text:span><text:span text:style-name="T1">.</text:span></text:p>
      <text:p text:style-name="P2">%8: Parámetro de selección de la operación.</text:p>
      <text:p text:style-name="P2">*/</text:p>
      <text:p text:style-name="P2">/* Post : Realiza la operación del producto de matrices que pueden ser rectangulares, dependiendo del parámetro de selección la operación a realizar será:</text:p>
      <text:p text:style-name="P6"><text:span text:style-name="T1">PROD: </text:span><text:span text:style-name="T3">C</text:span><text:span text:style-name="T1"> = </text:span><text:span text:style-name="T3">A</text:span><text:span text:style-name="T1"> * </text:span><text:span text:style-name="T3">B</text:span></text:p>
      <text:p text:style-name="P4">(filA x colB) = (filA x colA) * (filB x colB)</text:p>
      <text:p text:style-name="P6"><text:span text:style-name="T1">PRETRANS: </text:span><text:span text:style-name="T3">C</text:span><text:span text:style-name="T1"> = </text:span><text:span text:style-name="T3">A</text:span><text:span text:style-name="T2">t</text:span><text:span text:style-name="T1"> *</text:span><text:span text:style-name="T3">B</text:span></text:p>
      <text:p text:style-name="P4">(colA x colB) = (colA x filA) * (filB x colB)</text:p>
      <text:p text:style-name="P6"><text:span text:style-name="T1">POSTTRANS: </text:span><text:span text:style-name="T3">C</text:span><text:span text:style-name="T1"> = </text:span><text:span text:style-name="T3">A</text:span><text:span text:style-name="T1"> * </text:span><text:span text:style-name="T3">B</text:span><text:span text:style-name="T2">t</text:span></text:p>
      <text:p text:style-name="P4">(filA x filB) = (filA x colA) * (colB x filB)</text:p>
      <text:p text:style-name="P2">siendo todas las matrices reales.</text:p>
      <text:p text:style-name="P2">*/</text:p>
      <text:p text:style-name="P3"><text:span text:style-name="T1"/></text:p>
      <text:p text:style-name="P2">void OPprodsubmat(matriz, matriz, matriz, indice, indice);</text:p>
      <text:p text:style-name="P3"><text:span text:style-name="T1">/* Pre : La matriz resultado </text:span><text:span text:style-name="T3">C</text:span><text:span text:style-name="T1"> no puede ser ninguna de las matrices operando. No es necesario que las matrices tengan las mismas dimensiones, pero han de estar dentro de los límites posicionales </text:span><text:span text:style-name="T4">inf</text:span><text:span text:style-name="T1"> y </text:span><text:span text:style-name="T4">sup</text:span><text:span text:style-name="T1">.</text:span></text:p>
      <text:p text:style-name="P5">Los índices deben cumplir la condición siguiente:</text:p>
      <text:p text:style-name="P6"><text:span text:style-name="T1">0 &lt;= </text:span><text:span text:style-name="T4">inf</text:span><text:span text:style-name="T1"> &lt; </text:span><text:span text:style-name="T4">sup</text:span><text:span text:style-name="T1"> &lt;= dimensión</text:span></text:p>
      <text:p text:style-name="P7"><text:span text:style-name="T1">Pues solo se operaran los elementos </text:span><text:span text:style-name="T4">a</text:span><text:span text:style-name="T5">ij</text:span><text:span text:style-name="T1">, </text:span><text:span text:style-name="T4">b</text:span><text:span text:style-name="T5">ij</text:span><text:span text:style-name="T1"> que cumplan:</text:span></text:p>
      <text:p text:style-name="P6"><text:span text:style-name="T1">i &gt;= </text:span><text:span text:style-name="T4">inf</text:span><text:span text:style-name="T1">, j &lt; </text:span><text:span text:style-name="T4">sup</text:span></text:p>
      <text:p text:style-name="P2">Parámetros:</text:p>
      <text:p text:style-name="P3"><text:span text:style-name="T1">%1: Matriz </text:span><text:span text:style-name="T3">C</text:span><text:span text:style-name="T1"> resultado.</text:span></text:p>
      <text:p text:style-name="P3"><text:span text:style-name="T1">%2: Matriz </text:span><text:span text:style-name="T3">A</text:span><text:span text:style-name="T1"> operando.</text:span></text:p>
      <text:p text:style-name="P3"><text:soft-page-break/><text:span text:style-name="T1">%3: Matriz </text:span><text:span text:style-name="T3">B</text:span><text:span text:style-name="T1"> operando.</text:span></text:p>
      <text:p text:style-name="P3"><text:span text:style-name="T1">%4: Límite posicional </text:span><text:span text:style-name="T4">inf</text:span><text:span text:style-name="T1">.</text:span></text:p>
      <text:p text:style-name="P3"><text:span text:style-name="T1">%5: Límite posicional </text:span><text:span text:style-name="T4">sup</text:span><text:span text:style-name="T1">.</text:span></text:p>
      <text:p text:style-name="P2">*/</text:p>
      <text:p text:style-name="P2">/* Post : Realiza el producto de matrices cuadradas pero solo entre los elementos expuestos anteriormente:</text:p>
      <text:p text:style-name="P6"><text:span text:style-name="T3">C</text:span><text:span text:style-name="T1"> = </text:span><text:span text:style-name="T3">A</text:span><text:span text:style-name="T1"> * </text:span><text:span text:style-name="T3">B</text:span></text:p>
      <text:p text:style-name="P3"><text:span text:style-name="T1">donde </text:span><text:span text:style-name="T3">A</text:span><text:span text:style-name="T1">, </text:span><text:span text:style-name="T3">B</text:span><text:span text:style-name="T1"> y </text:span><text:span text:style-name="T3">C</text:span><text:span text:style-name="T1"> son matrices reales.</text:span></text:p>
      <text:p text:style-name="P2">*/</text:p>
      <text:p text:style-name="P3"><text:span text:style-name="T1"/></text:p>
      <text:p text:style-name="P2">void OPcpymat(matriz, matriz, unsigned int);</text:p>
      <text:p text:style-name="P3"><text:span text:style-name="T1">/* Pre : La dimensión de la matriz </text:span><text:span text:style-name="T3">A</text:span><text:span text:style-name="T1"> (destino) debe ser mayor o igual a la dimensión de la matriz </text:span><text:span text:style-name="T3">B</text:span><text:span text:style-name="T1"> (fuente).</text:span></text:p>
      <text:p text:style-name="P2">Parámetros:</text:p>
      <text:p text:style-name="P3"><text:span text:style-name="T1">%1: Matriz destino </text:span><text:span text:style-name="T3">A</text:span><text:span text:style-name="T1">.</text:span></text:p>
      <text:p text:style-name="P3"><text:span text:style-name="T1">%2: Matriz fuente </text:span><text:span text:style-name="T3">B</text:span><text:span text:style-name="T1">.</text:span></text:p>
      <text:p text:style-name="P3"><text:span text:style-name="T1">%3: Dimensión del problema, como mínimo la dimensión de la matriz </text:span><text:span text:style-name="T3">B</text:span><text:span text:style-name="T1">.*/</text:span></text:p>
      <text:p text:style-name="P3"><text:span text:style-name="T1">/* Post : Realiza una copia de los elementos de la matriz </text:span><text:span text:style-name="T3">B</text:span><text:span text:style-name="T1"> (fuente) sobre los elementos de la matriz </text:span><text:span text:style-name="T3">A</text:span><text:span text:style-name="T1"> (destino). Ambas matrices son reales.</text:span></text:p>
      <text:p text:style-name="P6"><text:span text:style-name="T3">A</text:span><text:span text:style-name="T1"> = </text:span><text:span text:style-name="T3">B</text:span></text:p>
      <text:p text:style-name="P2">*/</text:p>
      <text:p text:style-name="P3"><text:span text:style-name="T1"/></text:p>
      <text:p text:style-name="P2">void OPsumavect(vector, vector, vector, unsigned int);</text:p>
      <text:p text:style-name="P3"><text:span text:style-name="T1">/* Pre : El vector </text:span><text:span text:style-name="T6">W</text:span><text:span text:style-name="T1"> puede se el mismo que los vectores operandos (</text:span><text:span text:style-name="T6">U</text:span><text:span text:style-name="T1"> o </text:span><text:span text:style-name="T6">V</text:span><text:span text:style-name="T1">). Todos los vectores deben tener la misma dimensión.</text:span></text:p>
      <text:p text:style-name="P2">Parámetros:</text:p>
      <text:p text:style-name="P3"><text:span text:style-name="T1">%1: Vector resultado </text:span><text:span text:style-name="T6">W</text:span><text:span text:style-name="T1">.</text:span></text:p>
      <text:p text:style-name="P3"><text:span text:style-name="T1">%2: Vector operando </text:span><text:span text:style-name="T6">U</text:span><text:span text:style-name="T1">.</text:span></text:p>
      <text:p text:style-name="P3"><text:span text:style-name="T1">%3: Vector operando </text:span><text:span text:style-name="T6">V</text:span><text:span text:style-name="T1">.</text:span></text:p>
      <text:p text:style-name="P2">%4: Dimensión del problema.</text:p>
      <text:p text:style-name="P2">*/</text:p>
      <text:p text:style-name="P2">/* Post : Realiza la operación de adición vectorial:</text:p>
      <text:p text:style-name="P6"><text:span text:style-name="T6">W</text:span><text:span text:style-name="T1"> = </text:span><text:span text:style-name="T6">U</text:span><text:span text:style-name="T1"> + </text:span><text:span text:style-name="T6">V</text:span></text:p>
      <text:p text:style-name="P2">donde todos los vectores son reales.</text:p>
      <text:p text:style-name="P2">*/</text:p>
      <text:p text:style-name="P3"><text:span text:style-name="T1"/></text:p>
      <text:p text:style-name="P2">void OPrestavect(vector, vector, vector, unsigned int);</text:p>
      <text:p text:style-name="P3"><text:span text:style-name="T1">/* Pre : El vector </text:span><text:span text:style-name="T6">W</text:span><text:span text:style-name="T1"> puede se el mismo que los vectores operandos (</text:span><text:span text:style-name="T6">U</text:span><text:span text:style-name="T1"> o </text:span><text:span text:style-name="T6">V</text:span><text:span text:style-name="T1">). Todos los vectores deben tener la misma dimensión.</text:span></text:p>
      <text:p text:style-name="P2">Parámetros:</text:p>
      <text:p text:style-name="P3"><text:span text:style-name="T1">%1: Vector resultado </text:span><text:span text:style-name="T6">W</text:span><text:span text:style-name="T1">.</text:span></text:p>
      <text:p text:style-name="P3"><text:span text:style-name="T1">%2: Vector operando </text:span><text:span text:style-name="T6">U</text:span><text:span text:style-name="T1">.</text:span></text:p>
      <text:p text:style-name="P3"><text:span text:style-name="T1">%3: Vector operando </text:span><text:span text:style-name="T6">V</text:span><text:span text:style-name="T1">.</text:span></text:p>
      <text:p text:style-name="P2"><text:soft-page-break/>%4: Dimensión del problema.</text:p>
      <text:p text:style-name="P2">*/</text:p>
      <text:p text:style-name="P2">/* Post : Realiza la operación de substracción vectorial:</text:p>
      <text:p text:style-name="P6"><text:span text:style-name="T6">W</text:span><text:span text:style-name="T1"> = </text:span><text:span text:style-name="T6">U</text:span><text:span text:style-name="T1"> - </text:span><text:span text:style-name="T6">V</text:span></text:p>
      <text:p text:style-name="P2">donde todos los vectores son reales.</text:p>
      <text:p text:style-name="P2">*/</text:p>
      <text:p text:style-name="P3"><text:span text:style-name="T1"/></text:p>
      <text:p text:style-name="P2">void OPtransmat(matriz, matriz, unsigned int);</text:p>
      <text:p text:style-name="P3"><text:span text:style-name="T1">/* Pre : La matriz a trasponer </text:span><text:span text:style-name="T3">A</text:span><text:span text:style-name="T1"> debe ser una matriz cuadrada, y no puede ser la misma que la matriz transpuesta </text:span><text:span text:style-name="T3">A</text:span><text:span text:style-name="T2">t</text:span><text:span text:style-name="T1">. Y ambas deben tener la misma dimensión.</text:span></text:p>
      <text:p text:style-name="P2">Parámetros:</text:p>
      <text:p text:style-name="P3"><text:span text:style-name="T1">%1: Matriz transpuesta </text:span><text:span text:style-name="T3">A</text:span><text:span text:style-name="T2">t</text:span><text:span text:style-name="T1">.</text:span></text:p>
      <text:p text:style-name="P3"><text:span text:style-name="T1">%2: Matriz origen </text:span><text:span text:style-name="T3">A</text:span><text:span text:style-name="T1">.</text:span></text:p>
      <text:p text:style-name="P2">%3: Dimensión del problema.</text:p>
      <text:p text:style-name="P2">*/</text:p>
      <text:p text:style-name="P3"><text:span text:style-name="T1">/* Post : Sobre la matriz </text:span><text:span text:style-name="T3">A</text:span><text:span text:style-name="T2">t</text:span><text:span text:style-name="T1"> pone los elementos en orden transpuesto de la matriz </text:span><text:span text:style-name="T3">A</text:span><text:span text:style-name="T1">:</text:span></text:p>
      <text:p text:style-name="P6"><text:span text:style-name="T4">a</text:span><text:span text:style-name="T5">ij</text:span><text:span text:style-name="T4">'</text:span><text:span text:style-name="T1"> = </text:span><text:span text:style-name="T4">a</text:span><text:span text:style-name="T5">ji</text:span><text:span text:style-name="T1"> (i,j = 0..n-1)</text:span></text:p>
      <text:p text:style-name="P2">todas las matrices son reales.</text:p>
      <text:p text:style-name="P2">*/</text:p>
      <text:p text:style-name="P3"><text:span text:style-name="T1"/></text:p>
      <text:p text:style-name="P2">void OPctemat(matriz, matriz, escalar, unsigned int);</text:p>
      <text:p text:style-name="P3"><text:span text:style-name="T1">/* Pre : La matriz resultado </text:span><text:span text:style-name="T3">A</text:span><text:span text:style-name="T1"> puede ser la misma que la matriz operando </text:span><text:span text:style-name="T3">B</text:span><text:span text:style-name="T1">. Y ambas deben tener la misma dimensión.</text:span></text:p>
      <text:p text:style-name="P2">Parámetros:</text:p>
      <text:p text:style-name="P3"><text:span text:style-name="T1">%1: Matriz resultado </text:span><text:span text:style-name="T3">A</text:span><text:span text:style-name="T1">.</text:span></text:p>
      <text:p text:style-name="P3"><text:span text:style-name="T1">%2: Matriz operando </text:span><text:span text:style-name="T3">B</text:span><text:span text:style-name="T1">.</text:span></text:p>
      <text:p text:style-name="P2">%3: Constante que multiplica.</text:p>
      <text:p text:style-name="P2">%4: Dimensión del problema.</text:p>
      <text:p text:style-name="P2">*/</text:p>
      <text:p text:style-name="P2">/* Post : Se realiza la operación matricial de multiplicar una matriz real por una constante real:</text:p>
      <text:p text:style-name="P6"><text:span text:style-name="T3">A</text:span><text:span text:style-name="T1"> = </text:span><text:span text:style-name="T4">k</text:span><text:span text:style-name="T1"> * </text:span><text:span text:style-name="T3">B</text:span></text:p>
      <text:p text:style-name="P2">*/</text:p>
      <text:p text:style-name="P3"><text:span text:style-name="T1"/></text:p>
      <text:p text:style-name="P2">void OPctesubmat(matriz, matriz, escalar, indice, indice);</text:p>
      <text:p text:style-name="P3"><text:span text:style-name="T1">/* Pre : La matriz resultado </text:span><text:span text:style-name="T3">A</text:span><text:span text:style-name="T1"> puede ser la misma que la matriz operando </text:span><text:span text:style-name="T3">B</text:span><text:span text:style-name="T1">. Y no es necesario que ambas tengan la misma dimensión, sino que deben cumplir con los límites posicionales </text:span><text:span text:style-name="T4">inf</text:span><text:span text:style-name="T1"> y </text:span><text:span text:style-name="T4">sup</text:span><text:span text:style-name="T1">.</text:span></text:p>
      <text:p text:style-name="P2">Parámetros:</text:p>
      <text:p text:style-name="P3"><text:span text:style-name="T1">%1: Matriz resultado </text:span><text:span text:style-name="T3">A</text:span><text:span text:style-name="T1">.</text:span></text:p>
      <text:p text:style-name="P3"><text:span text:style-name="T1">%2: Matriz operando </text:span><text:span text:style-name="T3">B</text:span><text:span text:style-name="T1">.</text:span></text:p>
      <text:p text:style-name="P2">%3: Constante de multiplicación.</text:p>
      <text:p text:style-name="P3"><text:span text:style-name="T1">%4: Límite inferior posicional </text:span><text:span text:style-name="T4">inf</text:span><text:span text:style-name="T1">.</text:span></text:p>
      <text:p text:style-name="P3"><text:span text:style-name="T1">%5: Límite superior posicional </text:span><text:span text:style-name="T4">sup</text:span><text:span text:style-name="T1">.</text:span></text:p>
      <text:p text:style-name="P2"><text:soft-page-break/>*/</text:p>
      <text:p text:style-name="P3"><text:span text:style-name="T1">/* Post : Se realiza la operación matricial de multiplicar una matriz real por una constante real, pero solo en los elementos que entren entre los límites posicionales </text:span><text:span text:style-name="T4">inf</text:span><text:span text:style-name="T1"> y </text:span><text:span text:style-name="T4">sup</text:span><text:span text:style-name="T1"> :</text:span></text:p>
      <text:p text:style-name="P6"><text:span text:style-name="T4">a</text:span><text:span text:style-name="T5">ij</text:span><text:span text:style-name="T1"> = </text:span><text:span text:style-name="T4">k</text:span><text:span text:style-name="T1"> * </text:span><text:span text:style-name="T4">b</text:span><text:span text:style-name="T5">ij</text:span><text:span text:style-name="T1"> (</text:span><text:span text:style-name="T4">inf</text:span><text:span text:style-name="T1"> &lt;= i,j &lt; </text:span><text:span text:style-name="T4">sup</text:span><text:span text:style-name="T1">)</text:span></text:p>
      <text:p text:style-name="P2">*/</text:p>
      <text:p text:style-name="P3"><text:span text:style-name="T1"/></text:p>
      <text:p text:style-name="P2">void OPctevect(vector, vector, escalar, unsigned int);</text:p>
      <text:p text:style-name="P3"><text:span text:style-name="T1">/* Pre : El vector resultado </text:span><text:span text:style-name="T6">W</text:span><text:span text:style-name="T1"> puede ser el mismo que el vector operando </text:span><text:span text:style-name="T6">U</text:span><text:span text:style-name="T1">, además es necesario que ambos tengan la misma dimensión.</text:span></text:p>
      <text:p text:style-name="P2">Parámetros:</text:p>
      <text:p text:style-name="P3"><text:span text:style-name="T1">%1: Vector resultado </text:span><text:span text:style-name="T6">W</text:span><text:span text:style-name="T1">.</text:span></text:p>
      <text:p text:style-name="P3"><text:span text:style-name="T1">%2: Vector operando </text:span><text:span text:style-name="T6">U</text:span><text:span text:style-name="T1">.</text:span></text:p>
      <text:p text:style-name="P2">%3: Constante de multiplicación.</text:p>
      <text:p text:style-name="P2">%4: Dimensión del problema.</text:p>
      <text:p text:style-name="P2">*/</text:p>
      <text:p text:style-name="P2">/* Post : Realiza la operación vectorial de multiplicar un vector real por una constante real:</text:p>
      <text:p text:style-name="P3"><text:span text:style-name="T1"/></text:p>
      <text:p text:style-name="P6"><text:span text:style-name="T6">W</text:span><text:span text:style-name="T1"> = </text:span><text:span text:style-name="T4">k</text:span><text:span text:style-name="T1"> * </text:span><text:span text:style-name="T6">U</text:span></text:p>
      <text:p text:style-name="P2">*/</text:p>
      <text:p text:style-name="P3"><text:span text:style-name="T1"/></text:p>
      <text:p text:style-name="P2">void OPcpyvect(vector, vector, unsigned int);</text:p>
      <text:p text:style-name="P3"><text:span text:style-name="T1">/* Pre : El vector </text:span><text:span text:style-name="T6">W</text:span><text:span text:style-name="T1"> debe tener la misma dimensión que el vector </text:span><text:span text:style-name="T6">U</text:span><text:span text:style-name="T1">.</text:span></text:p>
      <text:p text:style-name="P2">Parámetros:</text:p>
      <text:p text:style-name="P3"><text:span text:style-name="T1">%1: Vector destino </text:span><text:span text:style-name="T6">W</text:span><text:span text:style-name="T1">.</text:span></text:p>
      <text:p text:style-name="P3"><text:span text:style-name="T1">%2: Vector fuente </text:span><text:span text:style-name="T6">U</text:span><text:span text:style-name="T1">.</text:span></text:p>
      <text:p text:style-name="P2">%3: Dimensión del problema.</text:p>
      <text:p text:style-name="P2">*/</text:p>
      <text:p text:style-name="P3"><text:span text:style-name="T1">/* Post : Hace la copia del vector </text:span><text:span text:style-name="T6">U</text:span><text:span text:style-name="T1"> (fuente) sobre el vector </text:span><text:span text:style-name="T6">W</text:span><text:span text:style-name="T1"> (destino), realizándose la operación vectorial:</text:span></text:p>
      <text:p text:style-name="P6"><text:span text:style-name="T6">W</text:span><text:span text:style-name="T1"> = </text:span><text:span text:style-name="T6">U</text:span></text:p>
      <text:p text:style-name="P2">*/</text:p>
      <text:p text:style-name="P3"><text:span text:style-name="T1"/></text:p>
      <text:p text:style-name="P2">void OPmatdiag(matriz, matriz, vector, unsigned int);</text:p>
      <text:p text:style-name="P3"><text:span text:style-name="T1">/* Pre : La matriz resultado </text:span><text:span text:style-name="T3">A</text:span><text:span text:style-name="T1"> puede ser la misma que la matriz operando </text:span><text:span text:style-name="T3">B</text:span><text:span text:style-name="T1">. El vector representa una matriz diagonal </text:span><text:span text:style-name="T3">D</text:span><text:span text:style-name="T1"> de dimensión nxn, así todas las matrices deben tener la misma dimensión.</text:span></text:p>
      <text:p text:style-name="P2">Parámetros:</text:p>
      <text:p text:style-name="P3"><text:span text:style-name="T1">%1: Matriz resultado </text:span><text:span text:style-name="T3">A</text:span><text:span text:style-name="T1">.</text:span></text:p>
      <text:p text:style-name="P3"><text:span text:style-name="T1">%2: Matriz operando </text:span><text:span text:style-name="T3">B</text:span><text:span text:style-name="T1">.</text:span></text:p>
      <text:p text:style-name="P3"><text:span text:style-name="T1">%3: Matriz operando </text:span><text:span text:style-name="T3">D</text:span><text:span text:style-name="T1"> de estructura diagonal.</text:span></text:p>
      <text:p text:style-name="P2">%4: Dimensión del problema.</text:p>
      <text:p text:style-name="P2">*/</text:p>
      <text:p text:style-name="P2"><text:soft-page-break/>/* Post : Realiza la operación matricial del producto de matrices, pero con la pecularidad de que puede ser simplificado el algoritmo al tratarse una de ellas de una matriz diagonal.</text:p>
      <text:p text:style-name="P6"><text:span text:style-name="T3">A</text:span><text:span text:style-name="T1"> = </text:span><text:span text:style-name="T3">B</text:span><text:span text:style-name="T1"> * </text:span><text:span text:style-name="T3">D</text:span></text:p>
      <text:p text:style-name="P2">*/</text:p>
      <text:p text:style-name="P3"><text:span text:style-name="T1"/></text:p>
      <text:p text:style-name="P2">void OPdiagmat(matriz, matriz, vector, unsigned int);</text:p>
      <text:p text:style-name="P3"><text:span text:style-name="T1">/* Pre : La matriz resultado </text:span><text:span text:style-name="T3">A</text:span><text:span text:style-name="T1"> puede ser la misma que la matriz operando </text:span><text:span text:style-name="T3">B</text:span><text:span text:style-name="T1">. El vector representa una matriz diagonal </text:span><text:span text:style-name="T3">D</text:span><text:span text:style-name="T1"> de dimensión nxn, así todas las matrices deben tener la misma dimensión.</text:span></text:p>
      <text:p text:style-name="P2">Parámetros:</text:p>
      <text:p text:style-name="P3"><text:span text:style-name="T1">%1: Matriz resultado </text:span><text:span text:style-name="T3">A</text:span><text:span text:style-name="T1">.</text:span></text:p>
      <text:p text:style-name="P3"><text:span text:style-name="T1">%2: Matriz operando </text:span><text:span text:style-name="T3">B</text:span><text:span text:style-name="T1">.</text:span></text:p>
      <text:p text:style-name="P3"><text:span text:style-name="T1">%3: Matriz operando </text:span><text:span text:style-name="T3">D</text:span><text:span text:style-name="T1"> de estructura diagonal.</text:span></text:p>
      <text:p text:style-name="P2">%4: Dimensión del problema.</text:p>
      <text:p text:style-name="P2">*/</text:p>
      <text:p text:style-name="P2">/* Post : Realiza la operación matricial del producto de matrices, pero con la pecularidad de que puede ser simplificado el algoritmo al tratarse una de ellas de una matriz diagonal.</text:p>
      <text:p text:style-name="P6"><text:span text:style-name="T3">A</text:span><text:span text:style-name="T1"> = </text:span><text:span text:style-name="T3">D</text:span><text:span text:style-name="T1"> * </text:span><text:span text:style-name="T3">B</text:span></text:p>
      <text:p text:style-name="P2">*/</text:p>
      <text:p text:style-name="P3"><text:span text:style-name="T1"/></text:p>
      <text:p text:style-name="P2">void OPmatvect(vector, matriz, vector, unsigned int);</text:p>
      <text:p text:style-name="P3"><text:span text:style-name="T1">/* Pre : La matriz operando </text:span><text:span text:style-name="T3">A</text:span><text:span text:style-name="T1"> debe ser cuadrada y tener por lo tanto la misma dimensión que los vectores resultado </text:span><text:span text:style-name="T6">W</text:span><text:span text:style-name="T1"> y operando </text:span><text:span text:style-name="T6">U</text:span><text:span text:style-name="T1">. Y dichos vectores deben ser forzosamente diferentes.</text:span></text:p>
      <text:p text:style-name="P2">Parámetros:</text:p>
      <text:p text:style-name="P3"><text:span text:style-name="T1">%1: Vector resultado </text:span><text:span text:style-name="T6">W</text:span><text:span text:style-name="T1">.</text:span></text:p>
      <text:p text:style-name="P3"><text:span text:style-name="T1">%2: Matriz operando </text:span><text:span text:style-name="T3">A</text:span><text:span text:style-name="T1">.</text:span></text:p>
      <text:p text:style-name="P3"><text:span text:style-name="T1">%3: Vector operando </text:span><text:span text:style-name="T6">U</text:span><text:span text:style-name="T1">.</text:span></text:p>
      <text:p text:style-name="P2">%4: Dimensión del problema.</text:p>
      <text:p text:style-name="P2">*/</text:p>
      <text:p text:style-name="P2">/* Post : Realiza la operación matricial del producto de una matriz real por un vector real, dando como resultado un vector:</text:p>
      <text:p text:style-name="P6"><text:span text:style-name="T6">W</text:span><text:span text:style-name="T1"> = </text:span><text:span text:style-name="T3">A</text:span><text:span text:style-name="T1"> * </text:span><text:span text:style-name="T6">U</text:span></text:p>
      <text:p text:style-name="P2">*/</text:p>
      <text:p text:style-name="P3"><text:span text:style-name="T1"/></text:p>
      <text:p text:style-name="P2">void OPinvtsup(matriz, matriz, unsigned int);</text:p>
      <text:p text:style-name="P2">/* Pre : Aunque la inversión de una matriz no es recomendable, si se trata de una matriz triangular, se puede calcular su inversa, que también tiene la estructura triangular, sin tener que calcular determinantes ni haber de resolver sistemas de ecuaciones.</text:p>
      <text:p text:style-name="P5">Las matrices deben ser triangulares superiores, cuadradas y reales.</text:p>
      <text:p text:style-name="P2">Parámetros:</text:p>
      <text:p text:style-name="P3"><text:soft-page-break/><text:span text:style-name="T1">%1: Matriz inversa </text:span><text:span text:style-name="T3">U</text:span><text:span text:style-name="T2">-1</text:span><text:span text:style-name="T1"> triangular superior.</text:span></text:p>
      <text:p text:style-name="P3"><text:span text:style-name="T1">%2: Matriz triangular superior </text:span><text:span text:style-name="T3">U</text:span><text:span text:style-name="T1">.</text:span></text:p>
      <text:p text:style-name="P2">%3: Dimensión del problema.</text:p>
      <text:p text:style-name="P2">*/</text:p>
      <text:p text:style-name="P3"><text:span text:style-name="T1">/* Post : El resultado es la inversión de la matriz </text:span><text:span text:style-name="T3">U</text:span><text:span text:style-name="T1"> sobre la matriz </text:span><text:span text:style-name="T3">U</text:span><text:span text:style-name="T2">-1</text:span><text:span text:style-name="T1">, por lo que se cumple:</text:span></text:p>
      <text:p text:style-name="P6"><text:span text:style-name="T3">U</text:span><text:span text:style-name="T1"> * </text:span><text:span text:style-name="T3">U</text:span><text:span text:style-name="T2">-1</text:span><text:span text:style-name="T1"> = </text:span><text:span text:style-name="T3">U</text:span><text:span text:style-name="T2">-1</text:span><text:span text:style-name="T1"> * </text:span><text:span text:style-name="T3">U</text:span><text:span text:style-name="T1"> = </text:span><text:span text:style-name="T3">I</text:span></text:p>
      <text:p text:style-name="P2">*/</text:p>
      <text:p text:style-name="P3"><text:span text:style-name="T1"/></text:p>
      <text:p text:style-name="P2">void OPinvtinf(matriz, matriz, unsigned int);</text:p>
      <text:p text:style-name="P2">/* Pre : De la misma forma que ocurre con las matrices triangulares superiores, también ocurre con las matrices triangulares inferiores.</text:p>
      <text:p text:style-name="P2">Parámetros:</text:p>
      <text:p text:style-name="P3"><text:span text:style-name="T1">%1: Matriz inversa </text:span><text:span text:style-name="T3">L</text:span><text:span text:style-name="T2">-1</text:span><text:span text:style-name="T1"> triangular inferior.</text:span></text:p>
      <text:p text:style-name="P3"><text:span text:style-name="T1">%2: Matriz triangular inferior </text:span><text:span text:style-name="T3">L</text:span><text:span text:style-name="T1">.</text:span></text:p>
      <text:p text:style-name="P2">%3: Dimensión del problema.</text:p>
      <text:p text:style-name="P2">*/</text:p>
      <text:p text:style-name="P3"><text:span text:style-name="T1">/* Post : El resultado es la inversión de la matriz </text:span><text:span text:style-name="T3">L</text:span><text:span text:style-name="T1"> sobre la matriz </text:span><text:span text:style-name="T3">L</text:span><text:span text:style-name="T2">-1</text:span><text:span text:style-name="T1">, por lo que se cumple:</text:span></text:p>
      <text:p text:style-name="P6"><text:span text:style-name="T3">L</text:span><text:span text:style-name="T1"> * </text:span><text:span text:style-name="T3">L</text:span><text:span text:style-name="T2">-1</text:span><text:span text:style-name="T1"> = </text:span><text:span text:style-name="T3">L</text:span><text:span text:style-name="T2">-1</text:span><text:span text:style-name="T1"> * </text:span><text:span text:style-name="T3">L</text:span><text:span text:style-name="T1"> = </text:span><text:span text:style-name="T3">I</text:span></text:p>
      <text:p text:style-name="P2">*/</text:p>
      <text:p text:style-name="P3"><text:span text:style-name="T1"/></text:p>
      <text:p text:style-name="P2">void OPinvdiag(vector, vector, unsigned int);</text:p>
      <text:p text:style-name="P2">/* Pre : Los vectores respresentan matrices diagonales. En este caso es muy sencillo la inversión de la matriz, y sólo se debe tener en cuenta el hecho de que algún valor sea nulo.</text:p>
      <text:p text:style-name="P5">Ambas matrices deben tener la misma dimensión, y pueden tratarse de las mismas matrices.</text:p>
      <text:p text:style-name="P2">Parámetros:</text:p>
      <text:p text:style-name="P3"><text:span text:style-name="T1">%1: Matriz diagonal inversa </text:span><text:span text:style-name="T3">D</text:span><text:span text:style-name="T2">-1</text:span><text:span text:style-name="T1">.</text:span></text:p>
      <text:p text:style-name="P3"><text:span text:style-name="T1">%2: Matriz diagonal </text:span><text:span text:style-name="T3">D</text:span><text:span text:style-name="T1">.</text:span></text:p>
      <text:p text:style-name="P2">%3: Dimensión del problema.</text:p>
      <text:p text:style-name="P2">*/</text:p>
      <text:p text:style-name="P3"><text:span text:style-name="T1">/* Post : El resultado es la inversión de la matriz </text:span><text:span text:style-name="T3">D</text:span><text:span text:style-name="T1"> sobre la matriz </text:span><text:span text:style-name="T3">D</text:span><text:span text:style-name="T2">-1</text:span><text:span text:style-name="T1">, por lo que se cumple:</text:span></text:p>
      <text:p text:style-name="P6"><text:span text:style-name="T3">D</text:span><text:span text:style-name="T1"> * </text:span><text:span text:style-name="T3">D</text:span><text:span text:style-name="T2">-1</text:span><text:span text:style-name="T1"> = </text:span><text:span text:style-name="T3">D</text:span><text:span text:style-name="T2">-1</text:span><text:span text:style-name="T1"> * </text:span><text:span text:style-name="T3">D</text:span><text:span text:style-name="T1"> = </text:span><text:span text:style-name="T3">I</text:span></text:p>
      <text:p text:style-name="P2">*/</text:p>
      <text:p text:style-name="P3"><text:span text:style-name="T1"/></text:p>
      <text:p text:style-name="P2">void OPsisteqsup(matriz, vector, vector, unsigned int);</text:p>
      <text:p text:style-name="P3"><text:span text:style-name="T1">/* Pre : No podemos representar el vector solución </text:span><text:span text:style-name="T6">x</text:span><text:span text:style-name="T1"> y el vector independiente </text:span><text:span text:style-name="T6">b</text:span><text:span text:style-name="T1"> como el mismo vector para ahorrar memoria en el computador.</text:span></text:p>
      <text:p text:style-name="P5">La matriz no puede ser una matriz singular pues provocaría un error de división por cero.</text:p>
      <text:p text:style-name="P5">La matriz debe ser triangular superior cuadrada y debe tener la misma dimensión que los vectores solución e <text:soft-page-break/>independiente.</text:p>
      <text:p text:style-name="P2">Parámetros:</text:p>
      <text:p text:style-name="P3"><text:span text:style-name="T1">%1: Matriz triangular superior </text:span><text:span text:style-name="T3">U</text:span><text:span text:style-name="T1">.</text:span></text:p>
      <text:p text:style-name="P3"><text:span text:style-name="T1">%2: Vector solución del sistema </text:span><text:span text:style-name="T6">x</text:span><text:span text:style-name="T1">.</text:span></text:p>
      <text:p text:style-name="P3"><text:span text:style-name="T1">%3: Vector independiente </text:span><text:span text:style-name="T6">b</text:span><text:span text:style-name="T1">.</text:span></text:p>
      <text:p text:style-name="P2">%4: Dimensión del problema.</text:p>
      <text:p text:style-name="P2">*/</text:p>
      <text:p text:style-name="P2">/* Post : El procedimiento resuelve el sistema de ecuaciones donde la matriz tiene una estructura triangular superior:</text:p>
      <text:p text:style-name="P6"><text:span text:style-name="T3">U</text:span><text:span text:style-name="T1"> * </text:span><text:span text:style-name="T6">x</text:span><text:span text:style-name="T1"> = </text:span><text:span text:style-name="T6">b</text:span></text:p>
      <text:p text:style-name="P3"><text:span text:style-name="T1">donde </text:span><text:span text:style-name="T3">U</text:span><text:span text:style-name="T1">, </text:span><text:span text:style-name="T6">x</text:span><text:span text:style-name="T1"> y </text:span><text:span text:style-name="T6">b</text:span><text:span text:style-name="T1"> son matrices y vectores reales.</text:span></text:p>
      <text:p text:style-name="P2">*/</text:p>
      <text:p text:style-name="P3"><text:span text:style-name="T1"/></text:p>
      <text:p text:style-name="P2">void OPsisteqinf(matriz, vector, vector, unsigned int);</text:p>
      <text:p text:style-name="P2">/* Pre : En el caso del sistema de ecuaciones con la matriz triangular inferior se deben cumplir las mismas precondiciones que en el caso de matrices triangulares superiores.</text:p>
      <text:p text:style-name="P2">Parámetros:</text:p>
      <text:p text:style-name="P3"><text:span text:style-name="T1">%1: Matriz triangular inferior </text:span><text:span text:style-name="T3">L</text:span><text:span text:style-name="T1">.</text:span></text:p>
      <text:p text:style-name="P3"><text:span text:style-name="T1">%2: Vector solución del sistema </text:span><text:span text:style-name="T6">x</text:span><text:span text:style-name="T1">.</text:span></text:p>
      <text:p text:style-name="P3"><text:span text:style-name="T1">%3: Vector independiente </text:span><text:span text:style-name="T6">b</text:span><text:span text:style-name="T1">.</text:span></text:p>
      <text:p text:style-name="P2">%4: Dimensión del problema.</text:p>
      <text:p text:style-name="P2">*/</text:p>
      <text:p text:style-name="P2">/* Post : El procedimiento resuelve el sistema de ecuaciones donde la matriz tiene una estructura triangular inferior:</text:p>
      <text:p text:style-name="P6"><text:span text:style-name="T3">L</text:span><text:span text:style-name="T1"> * </text:span><text:span text:style-name="T6">x</text:span><text:span text:style-name="T1"> = </text:span><text:span text:style-name="T6">b</text:span></text:p>
      <text:p text:style-name="P3"><text:span text:style-name="T1">donde </text:span><text:span text:style-name="T3">L</text:span><text:span text:style-name="T1">, </text:span><text:span text:style-name="T6">x</text:span><text:span text:style-name="T1"> y </text:span><text:span text:style-name="T6">b</text:span><text:span text:style-name="T1"> son matrices y vectores reales.</text:span></text:p>
      <text:p text:style-name="P2">*/</text:p>
      <text:p text:style-name="P3"><text:span text:style-name="T1"/></text:p>
      <text:p text:style-name="P2">void OPsisteqsupCo(matriz, matriz, vector, vector, vector, vector, unsigned int);</text:p>
      <text:p text:style-name="P2">/* Pre : Las matrices complejas se representan por un par de matrices, expresando parte real y parte imaginaria, al igual que los vectores.</text:p>
      <text:p text:style-name="P5">La matriz compleja debe seguir teniendo estructura triangular superior. Y junto con los vectores también debe guardar una concordancia en las dimensiones.</text:p>
      <text:p text:style-name="P2">Parámetros:</text:p>
      <text:p text:style-name="P3"><text:span text:style-name="T1">%1: Matriz </text:span><text:span text:style-name="T3">Ur</text:span><text:span text:style-name="T1">, parte real de la matriz triangular superior </text:span><text:span text:style-name="T3">U</text:span><text:span text:style-name="T1">.</text:span></text:p>
      <text:p text:style-name="P3"><text:span text:style-name="T1">%2: Matriz </text:span><text:span text:style-name="T3">Ui</text:span><text:span text:style-name="T1"> parte imaginaria de la matriz triangular superior </text:span><text:span text:style-name="T3">U</text:span><text:span text:style-name="T1">.</text:span></text:p>
      <text:p text:style-name="P3"><text:span text:style-name="T1">%3: Vector </text:span><text:span text:style-name="T6">xr</text:span><text:span text:style-name="T1">, parte real del vector </text:span><text:span text:style-name="T6">x</text:span><text:span text:style-name="T1">.</text:span></text:p>
      <text:p text:style-name="P3"><text:span text:style-name="T1">%4: Vector </text:span><text:span text:style-name="T6">xi</text:span><text:span text:style-name="T1">, parte imaginaria del vector </text:span><text:span text:style-name="T6">x</text:span><text:span text:style-name="T1">.</text:span></text:p>
      <text:p text:style-name="P3"><text:span text:style-name="T1">%5: Vector </text:span><text:span text:style-name="T6">br</text:span><text:span text:style-name="T1">, parte real del vector </text:span><text:span text:style-name="T6">b</text:span><text:span text:style-name="T1">.</text:span></text:p>
      <text:p text:style-name="P3"><text:span text:style-name="T1">%6: Vector </text:span><text:span text:style-name="T6">bi</text:span><text:span text:style-name="T1">, parte imaginaria del vector </text:span><text:span text:style-name="T6">b</text:span><text:span text:style-name="T1">.</text:span></text:p>
      <text:p text:style-name="P2">%7: Dimensión del problema.</text:p>
      <text:p text:style-name="P2">*/</text:p>
      <text:p text:style-name="P2"><text:soft-page-break/>/* Post : El procedimiento resuelve un sistema de ecuaciones donde la matriz tiene estructura triangular superior, y los elementos son complejos:</text:p>
      <text:p text:style-name="P6"><text:span text:style-name="T1">(</text:span><text:span text:style-name="T3">Ur</text:span><text:span text:style-name="T1"> + i</text:span><text:span text:style-name="T3">Ui</text:span><text:span text:style-name="T1">) * (</text:span><text:span text:style-name="T6">xr</text:span><text:span text:style-name="T1"> + i</text:span><text:span text:style-name="T6">xi</text:span><text:span text:style-name="T1">) = (</text:span><text:span text:style-name="T6">br</text:span><text:span text:style-name="T1"> + i</text:span><text:span text:style-name="T6">bi</text:span><text:span text:style-name="T1">)</text:span></text:p>
      <text:p text:style-name="P2">*/</text:p>
      <text:p text:style-name="P3"><text:span text:style-name="T1"/></text:p>
      <text:p text:style-name="P2">void OPsisteqinfCo(matriz, matriz, vector, vector, vector, vector, unsigned int);</text:p>
      <text:p text:style-name="P2">/* Pre : La resolución de un sistema de ecuaciones donde la matriz es compleja de estructura triangular inferior sigue los mismos cánones que en el caso que la matriz compleja tenga la estructura triangular superior.</text:p>
      <text:p text:style-name="P2">Parámetros:</text:p>
      <text:p text:style-name="P3"><text:span text:style-name="T1">%1: Matriz </text:span><text:span text:style-name="T3">Lr</text:span><text:span text:style-name="T1">, parte real de la matriz triangular superior </text:span><text:span text:style-name="T3">L</text:span><text:span text:style-name="T1">.</text:span></text:p>
      <text:p text:style-name="P3"><text:span text:style-name="T1">%2: Matriz </text:span><text:span text:style-name="T3">Li</text:span><text:span text:style-name="T1"> parte imaginaria de la matriz triangular superior </text:span><text:span text:style-name="T3">L</text:span><text:span text:style-name="T1">.</text:span></text:p>
      <text:p text:style-name="P3"><text:span text:style-name="T1">%3: Vector </text:span><text:span text:style-name="T6">xr</text:span><text:span text:style-name="T1">, parte real del vector </text:span><text:span text:style-name="T6">x</text:span><text:span text:style-name="T1">.</text:span></text:p>
      <text:p text:style-name="P3"><text:span text:style-name="T1">%4: Vector </text:span><text:span text:style-name="T6">xi</text:span><text:span text:style-name="T1">, parte imaginaria del vector </text:span><text:span text:style-name="T6">x</text:span><text:span text:style-name="T1">.</text:span></text:p>
      <text:p text:style-name="P3"><text:span text:style-name="T1">%5: Vector </text:span><text:span text:style-name="T6">br</text:span><text:span text:style-name="T1">, parte real del vector </text:span><text:span text:style-name="T6">b</text:span><text:span text:style-name="T1">.</text:span></text:p>
      <text:p text:style-name="P3"><text:span text:style-name="T1">%6: Vector </text:span><text:span text:style-name="T6">bi</text:span><text:span text:style-name="T1">, parte imaginaria del vector </text:span><text:span text:style-name="T6">b</text:span><text:span text:style-name="T1">.</text:span></text:p>
      <text:p text:style-name="P2">%7: Dimensión del problema.</text:p>
      <text:p text:style-name="P2">*/</text:p>
      <text:p text:style-name="P2">/* Post : El procedimiento resuelve un sistema de ecuaciones donde la matriz tiene estructura triangular inferior, y los elementos son complejos:</text:p>
      <text:p text:style-name="P6"><text:span text:style-name="T1">(</text:span><text:span text:style-name="T3">Lr</text:span><text:span text:style-name="T1"> + i</text:span><text:span text:style-name="T3">Li</text:span><text:span text:style-name="T1">) * (</text:span><text:span text:style-name="T6">xr</text:span><text:span text:style-name="T1"> + i</text:span><text:span text:style-name="T6">xi</text:span><text:span text:style-name="T1">) = (</text:span><text:span text:style-name="T6">br</text:span><text:span text:style-name="T1"> + i</text:span><text:span text:style-name="T6">bi</text:span><text:span text:style-name="T1">)</text:span></text:p>
      <text:p text:style-name="P2">*/</text:p>
      <text:p text:style-name="P3"><text:span text:style-name="T1"/></text:p>
      <text:p text:style-name="P2">escalar OPprodint(vector, vector, unsigned int);</text:p>
      <text:p text:style-name="P2">/* Pre : Los dos vectores pueden tratarse del mismo vector en memoria. Si son diferentes, ambos deben tener la misma dimensión.</text:p>
      <text:p text:style-name="P2">Parámetros:</text:p>
      <text:p text:style-name="P3"><text:span text:style-name="T1">%1: Vector operando </text:span><text:span text:style-name="T6">U</text:span><text:span text:style-name="T1">.</text:span></text:p>
      <text:p text:style-name="P3"><text:span text:style-name="T1">%2: Vector operando </text:span><text:span text:style-name="T6">V</text:span><text:span text:style-name="T1">.</text:span></text:p>
      <text:p text:style-name="P2">%3: Dimensión del problema.</text:p>
      <text:p text:style-name="P2">*/</text:p>
      <text:p text:style-name="P2">/* Post : La función devuelve como resultado el producto escalar interno de los vectores:</text:p>
      <text:p text:style-name="P6"><text:span text:style-name="T4">x</text:span><text:span text:style-name="T1"> = </text:span><text:span text:style-name="T6">U</text:span><text:span text:style-name="T2">t</text:span><text:span text:style-name="T1"> * </text:span><text:span text:style-name="T6">W</text:span></text:p>
      <text:p text:style-name="P2">ambos vectores son reales.</text:p>
      <text:p text:style-name="P2">*/</text:p>
      <text:p text:style-name="P3"><text:span text:style-name="T1"/></text:p>
      <text:p text:style-name="P2">escalar OPprodintmat(vector, matriz, vector, unsigned int);</text:p>
      <text:p text:style-name="P2">/* Pre : La matriz debe ser una matriz cuadrada y debe tener la misma dimensión que los vectores, aunque puede tratarse del mismo vector en los diferentes parámetros %1 y %3.</text:p>
      <text:p text:style-name="P2"><text:soft-page-break/>Parámetros:</text:p>
      <text:p text:style-name="P3"><text:span text:style-name="T1">%1: Vector operando </text:span><text:span text:style-name="T6">U</text:span><text:span text:style-name="T1">.</text:span></text:p>
      <text:p text:style-name="P3"><text:span text:style-name="T1">%2: Matriz operando </text:span><text:span text:style-name="T3">A</text:span><text:span text:style-name="T1">.</text:span></text:p>
      <text:p text:style-name="P3"><text:span text:style-name="T1">%3: Vector operando </text:span><text:span text:style-name="T6">V</text:span><text:span text:style-name="T1">.</text:span></text:p>
      <text:p text:style-name="P2">%4: Dimensión del problema.</text:p>
      <text:p text:style-name="P2">*/</text:p>
      <text:p text:style-name="P3"><text:span text:style-name="T1">/* Post : La función devuelve el producto interno de vectores realizado sobre un espacio vectorial concreto representado por la matriz </text:span><text:span text:style-name="T3">A</text:span><text:span text:style-name="T1">, en todo caso se trata de operandos reales:</text:span></text:p>
      <text:p text:style-name="P6"><text:span text:style-name="T4">x</text:span><text:span text:style-name="T1"> = </text:span><text:span text:style-name="T6">U</text:span><text:span text:style-name="T2">t</text:span><text:span text:style-name="T1"> * </text:span><text:span text:style-name="T3">A</text:span><text:span text:style-name="T1"> * </text:span><text:span text:style-name="T6">V</text:span></text:p>
      <text:p text:style-name="P2">*/</text:p>
      <text:p text:style-name="P3"><text:span text:style-name="T1"/></text:p>
      <text:p text:style-name="P2">escalar OPnormamax(vector, unsigned int);</text:p>
      <text:p text:style-name="P2">/* Pre : Puede tratarse de un vector cualquiera.</text:p>
      <text:p text:style-name="P2">Parámetros:</text:p>
      <text:p text:style-name="P3"><text:span text:style-name="T1">%1: Vector operando </text:span><text:span text:style-name="T6">U</text:span><text:span text:style-name="T1">.</text:span></text:p>
      <text:p text:style-name="P2">%2: Dimensión del problema.</text:p>
      <text:p text:style-name="P2">*/</text:p>
      <text:p text:style-name="P2">/* Post : La función devuelve el valor que se corresponde a la norma del máximo de un vector real:</text:p>
      <text:p text:style-name="P6"><text:span text:style-name="T4">x</text:span><text:span text:style-name="T1"> = ║</text:span><text:span text:style-name="T6">U</text:span><text:span text:style-name="T1">║</text:span><text:span text:style-name="T7">máx</text:span></text:p>
      <text:p text:style-name="P2">*/</text:p>
      <text:p text:style-name="P3"><text:span text:style-name="T1"/></text:p>
      <text:p text:style-name="P2">escalar OPnormamaxmat(matriz, unsigned int);</text:p>
      <text:p text:style-name="P2">/* Pre : La matriz debe ser una matriz cuadrada.</text:p>
      <text:p text:style-name="P2">Parámetros:</text:p>
      <text:p text:style-name="P3"><text:span text:style-name="T1">%1: Matriz operando </text:span><text:span text:style-name="T3">A</text:span><text:span text:style-name="T1">.</text:span></text:p>
      <text:p text:style-name="P2">%2: Dimensión del problema.</text:p>
      <text:p text:style-name="P2">*/</text:p>
      <text:p text:style-name="P2">/* Post : La función devuelve el valor correspondiente a la norma subinfinito de una matriz real, es decir, a la norma del máximo por columnas de una matriz:</text:p>
      <text:p text:style-name="P6"><text:span text:style-name="T4">x</text:span><text:span text:style-name="T1"> = ║</text:span><text:span text:style-name="T3">A</text:span><text:span text:style-name="T1">║</text:span><text:span text:style-name="T7">máx</text:span></text:p>
      <text:p text:style-name="P2">*/</text:p>
      <text:p text:style-name="P3"><text:span text:style-name="T1"/></text:p>
      <text:p text:style-name="P2">escalar OPnormamaxCo(vector, vector, unsigned int);</text:p>
      <text:p text:style-name="P2">/* Pre : Los dos parámetros tipo vector se corresponde con el par que representa la parte real e imaginaria de un vector complejo.</text:p>
      <text:p text:style-name="P2">Parámetros:</text:p>
      <text:p text:style-name="P3"><text:span text:style-name="T1">%1: Vector </text:span><text:span text:style-name="T6">Ur</text:span><text:span text:style-name="T1">, parte real del vector </text:span><text:span text:style-name="T6">U</text:span><text:span text:style-name="T1">.</text:span></text:p>
      <text:p text:style-name="P3"><text:span text:style-name="T1">%2: Vector </text:span><text:span text:style-name="T6">Ui</text:span><text:span text:style-name="T1">, parte imaginaria del vector </text:span><text:span text:style-name="T6">U</text:span><text:span text:style-name="T1">.</text:span></text:p>
      <text:p text:style-name="P2">%3: Dimensión del problema.</text:p>
      <text:p text:style-name="P2">*/</text:p>
      <text:p text:style-name="P2">/* Post : La función devuelve el valor de la norma del máximo de un vector complejo, el resultado es real:</text:p>
      <text:p text:style-name="P6"><text:span text:style-name="T4">x</text:span><text:span text:style-name="T1"> = ║</text:span><text:span text:style-name="T6">U</text:span><text:span text:style-name="T1">║</text:span><text:span text:style-name="T7">máx</text:span></text:p>
      <text:p text:style-name="P2"><text:soft-page-break/>*/</text:p>
      <text:p text:style-name="P3"><text:span text:style-name="T1"/></text:p>
      <text:p text:style-name="P2">escalar OPnorma2(vector, unsigned int);</text:p>
      <text:p text:style-name="P2">/* Pre : Se puede tratar de un vector cualquiera.</text:p>
      <text:p text:style-name="P2">Parámetros:</text:p>
      <text:p text:style-name="P3"><text:span text:style-name="T1">%1: Vector operando </text:span><text:span text:style-name="T6">U</text:span><text:span text:style-name="T1">.</text:span></text:p>
      <text:p text:style-name="P2">%2: Dimensión del problema.</text:p>
      <text:p text:style-name="P2">*/</text:p>
      <text:p text:style-name="P2">/* Post : La función devuelve la norma euclidiana de un vector real:</text:p>
      <text:p text:style-name="P6"><text:span text:style-name="T4">x</text:span><text:span text:style-name="T1"> = ║</text:span><text:span text:style-name="T6">U</text:span><text:span text:style-name="T1">║</text:span><text:span text:style-name="T7">2</text:span></text:p>
      <text:p text:style-name="P2">*/</text:p>
      <text:p text:style-name="P3"><text:span text:style-name="T1"/></text:p>
      <text:p text:style-name="P2">escalar OPnorma2Co(vector, vector, unsigned int);</text:p>
      <text:p text:style-name="P2">/* Pre : Los dos parámetros tipo vector se corresponde con el par que representa la parte real e imaginaria de un vector complejo.</text:p>
      <text:p text:style-name="P2">Parámetros:</text:p>
      <text:p text:style-name="P3"><text:span text:style-name="T1">%1: Vector </text:span><text:span text:style-name="T6">Ur</text:span><text:span text:style-name="T1">, parte real del vector </text:span><text:span text:style-name="T6">U</text:span><text:span text:style-name="T1">.</text:span></text:p>
      <text:p text:style-name="P3"><text:span text:style-name="T1">%2: Vector </text:span><text:span text:style-name="T6">Ui</text:span><text:span text:style-name="T1">, parte imaginaria del vector </text:span><text:span text:style-name="T6">U</text:span><text:span text:style-name="T1">.</text:span></text:p>
      <text:p text:style-name="P2">%3: Dimensión del problema.</text:p>
      <text:p text:style-name="P2">*/</text:p>
      <text:p text:style-name="P2">/* Post : La función devuelve el valor de la norma euclideana de un vector complejo, el resultado es real:</text:p>
      <text:p text:style-name="P6"><text:span text:style-name="T4">x</text:span><text:span text:style-name="T1"> = ║</text:span><text:span text:style-name="T6">U</text:span><text:span text:style-name="T1">║</text:span><text:span text:style-name="T7">2</text:span></text:p>
      <text:p text:style-name="P2">*/</text:p>
      <text:p text:style-name="P3"><text:span text:style-name="T1"/></text:p>
      <text:p text:style-name="P2">void OPfiltramat(matriz, escalar, unsigned int);</text:p>
      <text:p text:style-name="P2">/* Pre : La matriz debe ser una matriz cuadrada.</text:p>
      <text:p text:style-name="P2">Parámetros:</text:p>
      <text:p text:style-name="P3"><text:span text:style-name="T1">%1: Matriz </text:span><text:span text:style-name="T3">A</text:span><text:span text:style-name="T1">.</text:span></text:p>
      <text:p text:style-name="P3"><text:span text:style-name="T1">%2: Valor </text:span><text:span text:style-name="T4">cota</text:span><text:span text:style-name="T1">.</text:span></text:p>
      <text:p text:style-name="P2">%3: Dimensión del problema.</text:p>
      <text:p text:style-name="P2">*/</text:p>
      <text:p text:style-name="P3"><text:span text:style-name="T1">/* Post : Este procedimiento modifica la matriz </text:span><text:span text:style-name="T3">A</text:span><text:span text:style-name="T1"> siguiendo la siguiente condición:</text:span></text:p>
      <text:p text:style-name="P6"><text:span text:style-name="T1">Si </text:span><text:span text:style-name="T4">a</text:span><text:span text:style-name="T5">ij</text:span><text:span text:style-name="T1"> &lt; </text:span><text:span text:style-name="T4">cota</text:span><text:span text:style-name="T1"> entonces </text:span><text:span text:style-name="T4">a</text:span><text:span text:style-name="T5">ij</text:span><text:span text:style-name="T1"> = 0 (i,j = 0..n-1)</text:span></text:p>
      <text:p text:style-name="P2">*/</text:p>
      <text:p text:style-name="P3"><text:span text:style-name="T1"/></text:p>
      <text:p text:style-name="P2">void OPidentidad(matriz, unsigned int);</text:p>
      <text:p text:style-name="P2">/* Pre : La matriz debe ser una matriz cuadrada.</text:p>
      <text:p text:style-name="P2">Parámetros:</text:p>
      <text:p text:style-name="P3"><text:span text:style-name="T1">%1: Matriz </text:span><text:span text:style-name="T3">I</text:span><text:span text:style-name="T1">.</text:span></text:p>
      <text:p text:style-name="P2">%2: Dimensión del problema.</text:p>
      <text:p text:style-name="P2">*/</text:p>
      <text:p text:style-name="P3"><text:span text:style-name="T1">/* Post : Devuelve una matriz identidad </text:span><text:span text:style-name="T3">I</text:span><text:span text:style-name="T1">.</text:span></text:p>
      <text:p text:style-name="P2">*/</text:p>
      <text:p text:style-name="P3"><text:soft-page-break/><text:span text:style-name="T1"/></text:p>
      <text:p text:style-name="P2">void OPceromat(matriz, unsigned int);</text:p>
      <text:p text:style-name="P2">/* Pre : La matriz debe ser una matriz cuadrada.</text:p>
      <text:p text:style-name="P2">Parámetros:</text:p>
      <text:p text:style-name="P3"><text:span text:style-name="T1">%1: Matriz </text:span><text:span text:style-name="T3">O</text:span><text:span text:style-name="T1">.</text:span></text:p>
      <text:p text:style-name="P2">%2: Dimensión del problema.</text:p>
      <text:p text:style-name="P2">*/</text:p>
      <text:p text:style-name="P3"><text:span text:style-name="T1">/* Post : Devuelve una matriz nula </text:span><text:span text:style-name="T3">O</text:span><text:span text:style-name="T1">.</text:span></text:p>
      <text:p text:style-name="P2">*/</text:p>
      <text:p text:style-name="P3"><text:span text:style-name="T1"/></text:p>
      <text:p text:style-name="P2">void OPunovect(vector, unsigned int);</text:p>
      <text:p text:style-name="P2">/* Pre : Puede tratarse de un vector cualquiera.</text:p>
      <text:p text:style-name="P2">Parámetros:</text:p>
      <text:p text:style-name="P3"><text:span text:style-name="T1">%1: Vector </text:span><text:span text:style-name="T6">U</text:span><text:span text:style-name="T1">.</text:span></text:p>
      <text:p text:style-name="P2">%2: Dimensión del problema.</text:p>
      <text:p text:style-name="P2">*/</text:p>
      <text:p text:style-name="P2">/* Post : Devuelve un vector cuyas componentes son 1.</text:p>
      <text:p text:style-name="P2">*/</text:p>
      <text:p text:style-name="P3"><text:span text:style-name="T1"/></text:p>
      <text:p text:style-name="P2">void OPcerovect(vector, unsigned int);</text:p>
      <text:p text:style-name="P2">/* Pre : Puede tratarse de un vector cualquiera.</text:p>
      <text:p text:style-name="P2">Parámetros:</text:p>
      <text:p text:style-name="P3"><text:span text:style-name="T1">%1: Vector </text:span><text:span text:style-name="T6">U</text:span><text:span text:style-name="T1">.</text:span></text:p>
      <text:p text:style-name="P2">%2: Dimensión del problema.</text:p>
      <text:p text:style-name="P2">*/</text:p>
      <text:p text:style-name="P2">/* Post : Devuelve un vector nulo.</text:p>
      <text:p text:style-name="P2">*/</text:p>
      <text:p text:style-name="P3"><text:span text:style-name="T1"/></text:p>
      <text:p text:style-name="P2">void OPsort(vector, unsigned int);</text:p>
      <text:p text:style-name="P2">/* Pre : Puede tratarse de un vector cualquiera.</text:p>
      <text:p text:style-name="P2">Parámetro:</text:p>
      <text:p text:style-name="P3"><text:span text:style-name="T1">%1: Vector </text:span><text:span text:style-name="T6">U</text:span><text:span text:style-name="T1">.</text:span></text:p>
      <text:p text:style-name="P2">%2: Dimensión del problema.</text:p>
      <text:p text:style-name="P2">*/</text:p>
      <text:p text:style-name="P3"><text:span text:style-name="T1">/* Post : Ordena los elementos reales del vector </text:span><text:span text:style-name="T6">U</text:span><text:span text:style-name="T1"> de menor a mayor.</text:span></text:p>
      <text:p text:style-name="P2">*/</text:p>
      <text:p text:style-name="P3"><text:span text:style-name="T1"/></text:p>
      <text:p text:style-name="P2">void OPgivenspre(matriz, indice, indice, indice, escalar, escalar, escalar, unsigned int);</text:p>
      <text:p text:style-name="P2">/* Pre : Se debe tratar de una matriz cuadrada.</text:p>
      <text:p text:style-name="P7"><text:span text:style-name="T1">El indice </text:span><text:span text:style-name="T4">colini</text:span><text:span text:style-name="T1"> debe ser menor que la dimensión de la matriz.</text:span></text:p>
      <text:p text:style-name="P2">Parámetros:</text:p>
      <text:p text:style-name="P3"><text:span text:style-name="T1">%1: Matriz operando </text:span><text:span text:style-name="T3">A</text:span><text:span text:style-name="T1">.</text:span></text:p>
      <text:p text:style-name="P3"><text:span text:style-name="T1">%2: Índice indicando la </text:span><text:span text:style-name="T4">fila 1</text:span><text:span text:style-name="T1"> de la matriz de Givens.</text:span></text:p>
      <text:p text:style-name="P3"><text:span text:style-name="T1">%3: Índice indicando la </text:span><text:span text:style-name="T4">fila 2</text:span><text:span text:style-name="T1"> de la matriz de Givens.</text:span></text:p>
      <text:p text:style-name="P3"><text:soft-page-break/><text:span text:style-name="T1">%4: Índice </text:span><text:span text:style-name="T4">colini</text:span><text:span text:style-name="T1"> indicando la columna inicial sobre la que se opera la matriz </text:span><text:span text:style-name="T3">A</text:span><text:span text:style-name="T1">.</text:span></text:p>
      <text:p text:style-name="P3"><text:span text:style-name="T1">%5: Valor </text:span><text:span text:style-name="T4">c</text:span><text:span text:style-name="T1"> de la matriz de Givens.</text:span></text:p>
      <text:p text:style-name="P3"><text:span text:style-name="T1">%6: Valor </text:span><text:span text:style-name="T4">s</text:span><text:span text:style-name="T1"> de la matriz de Givens.</text:span></text:p>
      <text:p text:style-name="P3"><text:span text:style-name="T1">%7: Valor eps*║</text:span><text:span text:style-name="T3">A</text:span><text:span text:style-name="T1">║</text:span><text:span text:style-name="T7">máx</text:span><text:span text:style-name="T1">.</text:span></text:p>
      <text:p text:style-name="P2">%8: Dimensión del problema.</text:p>
      <text:p text:style-name="P2">*/</text:p>
      <text:p text:style-name="P3"><text:span text:style-name="T1">/* Post : El procedimiento implementa la premultiplicación de una matriz de rotación de Givens por una matriz real </text:span><text:span text:style-name="T3">A</text:span><text:span text:style-name="T1">:</text:span></text:p>
      <text:p text:style-name="P6"><text:span text:style-name="T3">A'</text:span><text:span text:style-name="T1"> = </text:span><text:span text:style-name="T3">R</text:span><text:span text:style-name="T1"> * </text:span><text:span text:style-name="T3">A</text:span></text:p>
      <text:p text:style-name="P7"><text:span text:style-name="T1">Esta operación afecta solo a dos filas de la </text:span><text:span text:style-name="T3">A</text:span><text:span text:style-name="T1">, pudiendo elegir la columna de inicio en el caso que </text:span><text:span text:style-name="T3">A</text:span><text:span text:style-name="T1"> tenga una estructura determinada.</text:span></text:p>
      <text:p text:style-name="P2">*/</text:p>
      <text:p text:style-name="P3"><text:span text:style-name="T1"/></text:p>
      <text:p text:style-name="P2">void OPgivenspost(matriz, indice, indice, indice, escalar, escalar, escalar, unsigned int);</text:p>
      <text:p text:style-name="P2">/* Pre : Se debe tratar de una matriz cuadrada.</text:p>
      <text:p text:style-name="P7"><text:span text:style-name="T1">El indice </text:span><text:span text:style-name="T4">filini</text:span><text:span text:style-name="T1"> debe ser menor que la dimensión de la matriz.</text:span></text:p>
      <text:p text:style-name="P2">Parámetros:</text:p>
      <text:p text:style-name="P3"><text:span text:style-name="T1">%1: Matriz operando </text:span><text:span text:style-name="T3">A</text:span><text:span text:style-name="T1">.</text:span></text:p>
      <text:p text:style-name="P3"><text:span text:style-name="T1">%2: Índice indicando la </text:span><text:span text:style-name="T4">columna 1</text:span><text:span text:style-name="T1"> de la matriz de Givens.</text:span></text:p>
      <text:p text:style-name="P3"><text:span text:style-name="T1">%3: Índice indicando la </text:span><text:span text:style-name="T4">columna 2</text:span><text:span text:style-name="T1"> de la matriz de Givens.</text:span></text:p>
      <text:p text:style-name="P3"><text:span text:style-name="T1">%4: Índice </text:span><text:span text:style-name="T4">filini</text:span><text:span text:style-name="T1"> indicando la columna inicial sobre la que se opera la matriz </text:span><text:span text:style-name="T3">A</text:span><text:span text:style-name="T1">.</text:span></text:p>
      <text:p text:style-name="P3"><text:span text:style-name="T1">%5: Valor </text:span><text:span text:style-name="T4">c</text:span><text:span text:style-name="T1"> de la matriz de Givens.</text:span></text:p>
      <text:p text:style-name="P3"><text:span text:style-name="T1">%6: Valor </text:span><text:span text:style-name="T4">s</text:span><text:span text:style-name="T1"> de la matriz de Givens.</text:span></text:p>
      <text:p text:style-name="P3"><text:span text:style-name="T1">%7: Valor eps*║</text:span><text:span text:style-name="T3">A</text:span><text:span text:style-name="T1">║</text:span><text:span text:style-name="T7">máx</text:span><text:span text:style-name="T1">.</text:span></text:p>
      <text:p text:style-name="P2">%8: Dimensión del problema.</text:p>
      <text:p text:style-name="P2">*/</text:p>
      <text:p text:style-name="P3"><text:span text:style-name="T1">/* Post : El procedimiento implementa la postmultiplicación de una matriz de rotación de Givens por una matriz real </text:span><text:span text:style-name="T3">A</text:span><text:span text:style-name="T1">:</text:span></text:p>
      <text:p text:style-name="P6"><text:span text:style-name="T3">A'</text:span><text:span text:style-name="T1"> = </text:span><text:span text:style-name="T3">A</text:span><text:span text:style-name="T1"> * </text:span><text:span text:style-name="T3">R</text:span></text:p>
      <text:p text:style-name="P7"><text:span text:style-name="T1">Esta operación afecta solo a dos columnas de la </text:span><text:span text:style-name="T3">A</text:span><text:span text:style-name="T1">, pudiendo elegir la fila de inicio en el caso que </text:span><text:span text:style-name="T3">A</text:span><text:span text:style-name="T1"> tenga una estructura determinada.</text:span></text:p>
      <text:p text:style-name="P2">*/</text:p>
      <text:p text:style-name="P3"><text:span text:style-name="T1"/></text:p>
      <text:p text:style-name="P2">void OPcambiafil(matriz, indice, indice, unsigned int);</text:p>
      <text:p text:style-name="P2">/* Pre : Se debe cumplir la condición:</text:p>
      <text:p text:style-name="P6"><text:span text:style-name="T4">f1</text:span><text:span text:style-name="T1">,</text:span><text:span text:style-name="T4">f2</text:span><text:span text:style-name="T1"> &lt; dimensión</text:span></text:p>
      <text:p text:style-name="P2">Parámetros:</text:p>
      <text:p text:style-name="P3"><text:span text:style-name="T1">%1: Matriz operando </text:span><text:span text:style-name="T3">A</text:span><text:span text:style-name="T1">.</text:span></text:p>
      <text:p text:style-name="P3"><text:span text:style-name="T1">%2: Índice </text:span><text:span text:style-name="T4">f1</text:span><text:span text:style-name="T1"> que señala una fila a cambiar.</text:span></text:p>
      <text:p text:style-name="P3"><text:span text:style-name="T1">%3: Índice </text:span><text:span text:style-name="T4">f2</text:span><text:span text:style-name="T1"> que señala una fila a cambiar.</text:span></text:p>
      <text:p text:style-name="P2">%4: Dimensión del problema.</text:p>
      <text:p text:style-name="P2"><text:soft-page-break/>*/</text:p>
      <text:p text:style-name="P3"><text:span text:style-name="T1">/* Post : Intercambia las filas de la matriz </text:span><text:span text:style-name="T3">A</text:span><text:span text:style-name="T1"> señaladas por los índices </text:span><text:span text:style-name="T4">f1</text:span><text:span text:style-name="T1"> y </text:span><text:span text:style-name="T4">f2</text:span><text:span text:style-name="T1">.</text:span></text:p>
      <text:p text:style-name="P2">*/</text:p>
      <text:p text:style-name="P3"><text:span text:style-name="T1"/></text:p>
      <text:p text:style-name="P2">void OPcambiacol(matriz, indice, indice, unsigned int);</text:p>
      <text:p text:style-name="P2">/* Pre : Se debe cumplir la condición:</text:p>
      <text:p text:style-name="P6"><text:span text:style-name="T4">c1</text:span><text:span text:style-name="T1">,</text:span><text:span text:style-name="T4">c2</text:span><text:span text:style-name="T1"> &lt; dimensión</text:span></text:p>
      <text:p text:style-name="P2">Parámetros:</text:p>
      <text:p text:style-name="P3"><text:span text:style-name="T1">%1: Matriz operando </text:span><text:span text:style-name="T3">A</text:span><text:span text:style-name="T1">.</text:span></text:p>
      <text:p text:style-name="P3"><text:span text:style-name="T1">%2: Índice </text:span><text:span text:style-name="T4">c1</text:span><text:span text:style-name="T1"> que señala una columna a cambiar.</text:span></text:p>
      <text:p text:style-name="P3"><text:span text:style-name="T1">%3: Índice </text:span><text:span text:style-name="T4">c2</text:span><text:span text:style-name="T1"> que señala una columna a cambiar.</text:span></text:p>
      <text:p text:style-name="P2">%4: Dimensión del problema.</text:p>
      <text:p text:style-name="P2">*/</text:p>
      <text:p text:style-name="P3"><text:span text:style-name="T1">/* Post : Intercambia las columnas de la matriz </text:span><text:span text:style-name="T3">A</text:span><text:span text:style-name="T1"> señaladas por los índices </text:span><text:span text:style-name="T4">c1</text:span><text:span text:style-name="T1"> y </text:span><text:span text:style-name="T4">c2</text:span><text:span text:style-name="T1">.</text:span></text:p>
      <text:p text:style-name="P2">*/</text:p>
      <text:p text:style-name="P3"><text:span text:style-name="T1"/></text:p>
      <text:p text:style-name="P2">#endi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MacOSX_X86_64 LibreOffice_project/48a6bac9e7e268aeb4c3483fcf825c94556d9f92</meta:generator>
    <meta:document-statistic meta:table-count="0" meta:image-count="0" meta:object-count="0" meta:page-count="16" meta:paragraph-count="524" meta:word-count="3785" meta:character-count="21464" meta:non-whitespace-character-count="18097"/>
  </office:meta>
</office:document-meta>
</file>